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-color="#c0c0c0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stroke="solid" draw:stroke-dash="Ultrafine_20_Dashed" draw:stroke-linejoin="roun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3.241cm" svg:x1="15.747cm" svg:y1="3.64cm" svg:x2="11.007cm" svg:y2="7.35cm" draw:start-shape="id1" draw:start-glue-point="4" draw:end-shape="id2" svg:d="m15747 3640v2740h-4740v970">
          <text:p/>
        </draw:connector>
        <draw:connector draw:style-name="gr1" draw:text-style-name="P1" draw:layer="layout" draw:line-skew="3.25cm" svg:x1="6.345cm" svg:y1="3.64cm" svg:x2="11.007cm" svg:y2="7.35cm" draw:start-shape="id3" draw:start-glue-point="4" svg:d="m6345 3640v2749h4662v961">
          <text:p/>
        </draw:connector>
        <draw:connector draw:style-name="gr1" draw:text-style-name="P1" draw:layer="layout" draw:type="line" svg:x1="10.986cm" svg:y1="3.64cm" svg:x2="11.007cm" svg:y2="7.35cm" draw:start-shape="id4" draw:start-glue-point="4" draw:end-shape="id2" draw:end-glue-point="0" svg:d="m10986 3640 21 3710">
          <text:p/>
        </draw:connector>
        <draw:custom-shape draw:style-name="gr2" draw:text-style-name="P1" draw:id="id2" draw:layer="layout" svg:width="5.08cm" svg:height="2.54cm" svg:x="8.467cm" svg:y="7.35cm">
          <draw:glue-point draw:id="4" svg:x="-2.5cm" svg:y="5cm"/>
          <draw:glue-point draw:id="5" svg:x="2.5cm" svg:y="5cm"/>
          <text:p text:style-name="P1">irace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3.81cm" svg:height="2.54cm" svg:x="4.44cm" svg:y="3.64cm">
          <text:p text:style-name="P1">Instances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draw:id="id4" draw:layer="layout" svg:width="3.81cm" svg:height="2.54cm" svg:x="9.081cm" svg:y="3.64cm">
          <text:p text:style-name="P1">Parameters</text:p>
          <text:p text:style-name="P1">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draw:id="id1" draw:layer="layout" svg:width="4.055cm" svg:height="2.54cm" svg:x="13.72cm" svg:y="3.64cm">
          <text:p text:style-name="P1">Configuration</text:p>
          <text:p text:style-name="P1">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1" draw:id="id5" draw:layer="layout" svg:width="4.445cm" svg:height="1.27cm" svg:x="5.54cm" svg:y="10.96cm">
          <text:p text:style-name="P1">hook-run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1" draw:id="id6" draw:layer="layout" svg:width="5.715cm" svg:height="1.27cm" svg:x="12.13cm" svg:y="10.96cm">
          <text:p text:style-name="P1">hook-evalua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" draw:text-style-name="P1" draw:layer="layout" draw:type="curve" draw:line-skew="-0.015cm" svg:x1="8.467cm" svg:y1="8.62cm" svg:x2="5.54cm" svg:y2="11.595cm" draw:start-shape="id2" draw:end-shape="id5" draw:end-glue-point="3" svg:d="m8467 8620c-5166 0-3702 2975-2927 2975">
          <text:p/>
        </draw:connector>
        <draw:connector draw:style-name="gr1" draw:text-style-name="P1" draw:layer="layout" draw:type="curve" svg:x1="9.985cm" svg:y1="11.595cm" svg:x2="11.007cm" svg:y2="9.89cm" draw:start-shape="id5" draw:start-glue-point="1" draw:end-shape="id2" draw:end-glue-point="2" svg:d="m9985 11595c682 0 1022-568 1022-1705">
          <text:p/>
        </draw:connector>
        <draw:connector draw:style-name="gr1" draw:text-style-name="P1" draw:layer="layout" draw:type="curve" svg:x1="11.007cm" svg:y1="9.89cm" svg:x2="12.13cm" svg:y2="11.595cm" draw:start-shape="id2" draw:start-glue-point="2" draw:end-shape="id6" draw:end-glue-point="3" svg:d="m11007 9890c0 1137 374 1705 1123 1705">
          <text:p/>
        </draw:connector>
        <draw:connector draw:style-name="gr1" draw:text-style-name="P1" draw:layer="layout" draw:type="curve" draw:line-skew="-0.13cm" svg:x1="17.845cm" svg:y1="11.595cm" svg:x2="13.547cm" svg:y2="8.62cm" draw:start-shape="id6" draw:start-glue-point="1" draw:end-shape="id2" draw:end-glue-point="1" svg:d="m17845 11595c556 0 2705-2975-4298-29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7T16:25:51</meta:creation-date>
    <dc:date>2011-03-09T10:57:41</dc:date>
    <meta:editing-duration>PT00H25M16S</meta:editing-duration>
    <meta:editing-cycles>6</meta:editing-cycles>
    <meta:generator>OpenOffice.org/3.2$Linux OpenOffice.org_project/320m19$Build-9505</meta:generator>
    <meta:document-statistic meta:object-count="13"/>
  </office:meta>
</office:document-meta>
</file>